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glyph-orientation-vertical="0" fo:wrap-option="wrap" style:direction="ltr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Date&amp;Tim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table:formula="of:=TEXT(DATE(1983;1;31);&quot;###.##&quot;)" office:value-type="string" office:string-value="30347" calcext:value-type="string">
            <text:p>30347</text:p>
          </table:table-cell>
          <table:table-cell table:style-name="Default" table:number-columns-repeated="5"/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table:formula="of:=DATEDIF(&quot;1974-04-17&quot;;&quot;2012-06-13&quot;;&quot;y&quot;)" office:value-type="float" office:value="38" calcext:value-type="float">
            <text:p>38</text:p>
          </table:table-cell>
          <table:table-cell table:formula="of:=DATEDIF(&quot;1974-04-17&quot;;&quot;2012-06-13&quot;;&quot;ym&quot;)" office:value-type="float" office:value="1" calcext:value-type="float">
            <text:p>1</text:p>
          </table:table-cell>
          <table:table-cell table:formula="of:=DATEDIF(&quot;1974-04-17&quot;;&quot;2012-06-13&quot;;&quot;md&quot;)" office:value-type="float" office:value="27" calcext:value-type="float">
            <text:p>27</text:p>
          </table:table-cell>
          <table:table-cell table:formula="of:=DATEDIF(&quot;1974-04-17&quot;;&quot;2012-06-13&quot;;&quot;m&quot;)" office:value-type="float" office:value="457" calcext:value-type="float">
            <text:p>457</text:p>
          </table:table-cell>
          <table:table-cell table:formula="of:=DATEDIF(&quot;1974-04-17&quot;;&quot;2012-06-13&quot;;&quot;d&quot;)" office:value-type="float" office:value="13937" calcext:value-type="float">
            <text:p>13937</text:p>
          </table:table-cell>
          <table:table-cell table:formula="of:=DATEDIF(&quot;1974-04-17&quot;;&quot;2012-06-13&quot;;&quot;yd&quot;)" office:value-type="float" office:value="57" calcext:value-type="float">
            <text:p>57</text:p>
          </table:table-cell>
          <table:table-cell/>
          <table:table-cell office:value-type="string" calcext:value-type="string">
            <text:p>DATEDIF</text:p>
          </table:table-cell>
          <table:table-cell/>
          <table:table-cell table:style-name="ce5" office:value-type="date" office:date-value="2014-11-01" calcext:value-type="date">
            <text:p>01-11-14</text:p>
          </table:table-cell>
        </table:table-row>
        <table:table-row table:style-name="ro1">
          <table:table-cell table:formula="of:=DATEVALUE(&quot;1954-07-20&quot;)" office:value-type="float" office:value="19925" calcext:value-type="float">
            <text:p>19925</text:p>
          </table:table-cell>
          <table:table-cell table:number-columns-repeated="6"/>
          <table:table-cell office:value-type="string" calcext:value-type="string">
            <text:p>DATEVALUE</text:p>
          </table:table-cell>
          <table:table-cell/>
          <table:table-cell table:style-name="ce5" office:value-type="date" office:date-value="2014-11-30" calcext:value-type="date">
            <text:p>30-11-14</text:p>
          </table:table-cell>
        </table:table-row>
        <table:table-row table:style-name="ro1">
          <table:table-cell table:formula="of:=DAY(0)" office:value-type="float" office:value="30" calcext:value-type="float">
            <text:p>30</text:p>
          </table:table-cell>
          <table:table-cell table:formula="of:=DAY(1)" office:value-type="float" office:value="31" calcext:value-type="float">
            <text:p>31</text:p>
          </table:table-cell>
          <table:table-cell table:formula="of:=DAY(2)" office:value-type="float" office:value="1" calcext:value-type="float">
            <text:p>1</text:p>
          </table:table-cell>
          <table:table-cell table:formula="of:=DAY(&quot;2014-4-21&quot;)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DAY</text:p>
          </table:table-cell>
          <table:table-cell/>
          <table:table-cell table:style-name="ce5" office:value-type="date" office:date-value="2014-11-11" calcext:value-type="date">
            <text:p>11-11-14</text:p>
          </table:table-cell>
        </table:table-row>
        <table:table-row table:style-name="ro1">
          <table:table-cell table:formula="of:=DAYS(&quot;1990-10-10&quot;;&quot;1980-10-10&quot;)" office:value-type="float" office:value="3652" calcext:value-type="float">
            <text:p>3652</text:p>
          </table:table-cell>
          <table:table-cell table:number-columns-repeated="6"/>
          <table:table-cell office:value-type="string" calcext:value-type="string">
            <text:p>DAYS</text:p>
          </table:table-cell>
          <table:table-cell/>
          <table:table-cell table:style-name="ce5" office:value-type="date" office:date-value="2014-11-27" calcext:value-type="date">
            <text:p>27-11-14</text:p>
          </table:table-cell>
        </table:table-row>
        <table:table-row table:style-name="ro1">
          <table:table-cell table:formula="of:=DAYS360(&quot;2000-01-01&quot;;&quot;2014-04-21&quot;)" office:value-type="float" office:value="5150" calcext:value-type="float">
            <text:p>5150</text:p>
          </table:table-cell>
          <table:table-cell table:number-columns-repeated="6"/>
          <table:table-cell office:value-type="string" calcext:value-type="string">
            <text:p>DAYS360</text:p>
          </table:table-cell>
          <table:table-cell/>
          <table:table-cell table:style-name="ce5" office:value-type="date" office:date-value="2014-11-28" calcext:value-type="date">
            <text:p>28-11-14</text:p>
          </table:table-cell>
        </table:table-row>
        <table:table-row table:style-name="ro1">
          <table:table-cell table:formula="of:=ORG.OPENOFFICE.DAYSINMONTH(DATE(2014;4;21))" office:value-type="float" office:value="30" calcext:value-type="float">
            <text:p>30</text:p>
          </table:table-cell>
          <table:table-cell table:style-name="Default" table:formula="of:=ORG.OPENOFFICE.DAYSINMONTH(DATE(2014;2;21))" office:value-type="float" office:value="28" calcext:value-type="float">
            <text:p>28</text:p>
          </table:table-cell>
          <table:table-cell table:style-name="Default" table:formula="of:=ORG.OPENOFFICE.DAYSINMONTH(DATE(2012;2;21))" office:value-type="float" office:value="29" calcext:value-type="float">
            <text:p>29</text:p>
          </table:table-cell>
          <table:table-cell table:style-name="Default" table:number-columns-repeated="3"/>
          <table:table-cell/>
          <table:table-cell office:value-type="string" calcext:value-type="string">
            <text:p>DAYSINMONTH</text:p>
          </table:table-cell>
          <table:table-cell/>
          <table:table-cell table:style-name="ce5" office:value-type="date" office:date-value="2001-12-24" calcext:value-type="date">
            <text:p>24-12-01</text:p>
          </table:table-cell>
        </table:table-row>
        <table:table-row table:style-name="ro1">
          <table:table-cell table:formula="of:=ORG.OPENOFFICE.DAYSINYEAR(DATE(2012;3;5))" office:value-type="float" office:value="366" calcext:value-type="float">
            <text:p>366</text:p>
          </table:table-cell>
          <table:table-cell table:style-name="Default" table:formula="of:=ORG.OPENOFFICE.DAYSINYEAR(DATE(2013;3;5))" office:value-type="float" office:value="365" calcext:value-type="float">
            <text:p>365</text:p>
          </table:table-cell>
          <table:table-cell table:style-name="Default" table:number-columns-repeated="4"/>
          <table:table-cell/>
          <table:table-cell office:value-type="string" calcext:value-type="string">
            <text:p>DAYSINYEAR</text:p>
          </table:table-cell>
          <table:table-cell/>
          <table:table-cell table:style-name="ce5" office:value-type="date" office:date-value="2001-12-25" calcext:value-type="date">
            <text:p>25-12-01</text:p>
          </table:table-cell>
        </table:table-row>
        <table:table-row table:style-name="ro1">
          <table:table-cell table:style-name="ce3" table:formula="of:=TEXT(ORG.OPENOFFICE.EASTERSUNDAY(2014);&quot;###.##&quot;)" office:value-type="string" office:string-value="41749" calcext:value-type="string">
            <text:p>41749</text:p>
          </table:table-cell>
          <table:table-cell table:number-columns-repeated="6"/>
          <table:table-cell office:value-type="string" calcext:value-type="string">
            <text:p>EASTERSUNDAY</text:p>
          </table:table-cell>
          <table:table-cell/>
          <table:table-cell table:style-name="ce5" office:value-type="date" office:date-value="2001-12-26" calcext:value-type="date">
            <text:p>26-12-01</text:p>
          </table:table-cell>
        </table:table-row>
        <table:table-row table:style-name="ro1">
          <table:table-cell table:formula="of:=EDATE(&quot;2001-01-30&quot;;-1)" office:value-type="float" office:value="36890" calcext:value-type="float">
            <text:p>36890</text:p>
          </table:table-cell>
          <table:table-cell table:number-columns-repeated="6"/>
          <table:table-cell office:value-type="string" calcext:value-type="string">
            <text:p>EDATE</text:p>
          </table:table-cell>
          <table:table-cell/>
          <table:table-cell table:style-name="ce5" office:value-type="date" office:date-value="2001-12-31" calcext:value-type="date">
            <text:p>31-12-01</text:p>
          </table:table-cell>
        </table:table-row>
        <table:table-row table:style-name="ro1">
          <table:table-cell table:formula="of:=EOMONTH(DATE(2001;9;14);6)" office:value-type="float" office:value="37346" calcext:value-type="float">
            <text:p>37346</text:p>
          </table:table-cell>
          <table:table-cell table:number-columns-repeated="6"/>
          <table:table-cell office:value-type="string" calcext:value-type="string">
            <text:p>EOMONTH</text:p>
          </table:table-cell>
          <table:table-cell/>
          <table:table-cell table:style-name="ce5" office:value-type="date" office:date-value="2002-01-01" calcext:value-type="date">
            <text:p>01-01-02</text:p>
          </table:table-cell>
        </table:table-row>
        <table:table-row table:style-name="ro1">
          <table:table-cell table:formula="of:=HOUR(&quot;17:20:00&quot;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HOU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ORG.OPENOFFICE.ISLEAPYEAR(DATE(2012;5;6))" office:value-type="float" office:value="1" calcext:value-type="float">
            <text:p>1</text:p>
          </table:table-cell>
          <table:table-cell table:style-name="Default" table:formula="of:=ORG.OPENOFFICE.ISLEAPYEAR(DATE(2013;5;6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office:value-type="string" calcext:value-type="string">
            <text:p>ISLEAPYEAR</text:p>
          </table:table-cell>
          <table:table-cell/>
          <table:table-cell table:style-name="ce5" office:value-type="date" office:date-value="2001-12-01" calcext:value-type="date">
            <text:p>01-12-01</text:p>
          </table:table-cell>
        </table:table-row>
        <table:table-row table:style-name="ro1">
          <table:table-cell table:formula="of:=MINUTE(8.999)" office:value-type="float" office:value="58" calcext:value-type="float">
            <text:p>58</text:p>
          </table:table-cell>
          <table:table-cell table:formula="of:=MINUTE(8.9999)" office:value-type="float" office:value="59" calcext:value-type="float">
            <text:p>59</text:p>
          </table:table-cell>
          <table:table-cell table:formula="of:=MINUTE(TIMEVALUE(&quot;6:45 PM&quot;))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MINUTE</text:p>
          </table:table-cell>
          <table:table-cell table:number-columns-repeated="2"/>
        </table:table-row>
        <table:table-row table:style-name="ro1">
          <table:table-cell table:formula="of:=MONTH(&quot;2014-4-21&quot;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table:formula="of:=ORG.OPENOFFICE.MONTHS(DATE(2014;1;15);DATE(2014;4;1);0)" office:value-type="float" office:value="2" calcext:value-type="float">
            <text:p>2</text:p>
          </table:table-cell>
          <table:table-cell table:style-name="Default" table:formula="of:=ORG.OPENOFFICE.MONTHS(DATE(2014;1;15);DATE(2014;4;1);1)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office:value-type="string" calcext:value-type="string">
            <text:p>MONTHS</text:p>
          </table:table-cell>
          <table:table-cell table:number-columns-repeated="2"/>
        </table:table-row>
        <table:table-row table:style-name="ro1">
          <table:table-cell table:formula="of:=NETWORKDAYS([.J2];[.J3];[.J4:.J6]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NETWORKDAYS</text:p>
          </table:table-cell>
          <table:table-cell table:number-columns-repeated="2"/>
        </table:table-row>
        <table:table-row table:style-name="ro1">
          <table:table-cell table:formula="of:=SECOND(&quot;12:20:15&quot;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table:number-columns-repeated="2"/>
        </table:table-row>
        <table:table-row table:style-name="ro1">
          <table:table-cell table:style-name="ce4" table:formula="of:=TEXT(TIME(4;20;4);&quot;###.##&quot;)" office:value-type="string" office:string-value=".18" calcext:value-type="string">
            <text:p>.18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formula="of:=TIMEVALUE(&quot;12:00am&quot;)" office:value-type="float" office:value="0" calcext:value-type="float">
            <text:p>0</text:p>
          </table:table-cell>
          <table:table-cell table:formula="of:=TIMEVALUE(&quot;4PM&quot;)" office:value-type="float" office:value="0.666666666666667" calcext:value-type="float">
            <text:p>0,6666666667</text:p>
          </table:table-cell>
          <table:table-cell table:formula="of:=TIMEVALUE(&quot;12PM&quot;)"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TIMEVALUE</text:p>
          </table:table-cell>
          <table:table-cell table:number-columns-repeated="2"/>
        </table:table-row>
        <table:table-row table:style-name="ro1">
          <table:table-cell table:formula="of:=WEEKDAY(&quot;2000-06-14&quot;)" office:value-type="float" office:value="4" calcext:value-type="float">
            <text:p>4</text:p>
          </table:table-cell>
          <table:table-cell table:formula="of:=WEEKDAY(&quot;1996-07-24&quot;;2)" office:value-type="float" office:value="3" calcext:value-type="float">
            <text:p>3</text:p>
          </table:table-cell>
          <table:table-cell table:formula="of:=WEEKDAY(&quot;1996-07-24&quot;;1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WEEKDAY</text:p>
          </table:table-cell>
          <table:table-cell table:number-columns-repeated="2"/>
        </table:table-row>
        <table:table-row table:style-name="ro1">
          <table:table-cell table:formula="of:=ISOWEEKNUM(&quot;1995-01-01&quot;)" office:value-type="float" office:value="52" calcext:value-type="float">
            <text:p>52</text:p>
          </table:table-cell>
          <table:table-cell table:formula="of:=ISOWEEKNUM(&quot;1995-01-01&quot;)" office:value-type="float" office:value="52" calcext:value-type="float">
            <text:p>52</text:p>
          </table:table-cell>
          <table:table-cell table:number-columns-repeated="5"/>
          <table:table-cell office:value-type="string" calcext:value-type="string">
            <text:p>WEEKNUM</text:p>
          </table:table-cell>
          <table:table-cell table:number-columns-repeated="2"/>
        </table:table-row>
        <table:table-row table:style-name="ro1">
          <table:table-cell table:formula="of:=WEEKNUM(DATE(2001;12;24);1)" office:value-type="float" office:value="52" calcext:value-type="float">
            <text:p>52</text:p>
          </table:table-cell>
          <table:table-cell table:formula="of:=WEEKNUM(&quot;1995-01-01&quot;;12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EEKNUM_ADD</text:p>
          </table:table-cell>
          <table:table-cell table:number-columns-repeated="2"/>
        </table:table-row>
        <table:table-row table:style-name="ro1">
          <table:table-cell table:formula="of:=ORG.OPENOFFICE.WEEKS(DATE(2014;1;15);DATE(2014;4;1);0)" office:value-type="float" office:value="10" calcext:value-type="float">
            <text:p>10</text:p>
          </table:table-cell>
          <table:table-cell table:style-name="Default" table:formula="of:=ORG.OPENOFFICE.WEEKS(DATE(2014;1;15);DATE(2014;4;1);1)" office:value-type="float" office:value="11" calcext:value-type="float">
            <text:p>11</text:p>
          </table:table-cell>
          <table:table-cell table:style-name="Default" table:number-columns-repeated="4"/>
          <table:table-cell/>
          <table:table-cell office:value-type="string" calcext:value-type="string">
            <text:p>WEEKS</text:p>
          </table:table-cell>
          <table:table-cell table:number-columns-repeated="2"/>
        </table:table-row>
        <table:table-row table:style-name="ro1">
          <table:table-cell table:formula="of:=ORG.OPENOFFICE.WEEKSINYEAR(DATE(2012;1;31))" office:value-type="float" office:value="52" calcext:value-type="float">
            <text:p>52</text:p>
          </table:table-cell>
          <table:table-cell table:style-name="Default" table:formula="of:=ORG.OPENOFFICE.WEEKSINYEAR(DATE(2013;1;31))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office:value-type="string" calcext:value-type="string">
            <text:p>WEEKSINYEAR</text:p>
          </table:table-cell>
          <table:table-cell table:number-columns-repeated="2"/>
        </table:table-row>
        <table:table-row table:style-name="ro1">
          <table:table-cell table:formula="of:=WORKDAY([.J13];[.J12];[.J7:.J11])" office:value-type="float" office:value="37253" calcext:value-type="float">
            <text:p>37253</text:p>
          </table:table-cell>
          <table:table-cell table:number-columns-repeated="6"/>
          <table:table-cell office:value-type="string" calcext:value-type="string">
            <text:p>WORKDAY</text:p>
          </table:table-cell>
          <table:table-cell table:number-columns-repeated="2"/>
        </table:table-row>
        <table:table-row table:style-name="ro1">
          <table:table-cell table:formula="of:=YEAR(1)" office:value-type="float" office:value="1899" calcext:value-type="float">
            <text:p>1899</text:p>
          </table:table-cell>
          <table:table-cell table:formula="of:=YEAR(2)" office:value-type="float" office:value="1900" calcext:value-type="float">
            <text:p>1900</text:p>
          </table:table-cell>
          <table:table-cell table:formula="of:=YEAR(33333.33)"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formula="of:=YEARFRAC(&quot;2008-01-01&quot;; &quot;2008-07-01&quot;;0)" office:value-type="float" office:value="0.5" calcext:value-type="float">
            <text:p>0,5</text:p>
          </table:table-cell>
          <table:table-cell table:formula="of:=YEARFRAC(&quot;2008-01-01&quot;; &quot;2008-07-01&quot;;1)" office:value-type="float" office:value="0.497267759562842" calcext:value-type="float">
            <text:p>0,4972677596</text:p>
          </table:table-cell>
          <table:table-cell table:formula="of:=YEARFRAC(&quot;2008-01-01&quot;; &quot;2008-07-01&quot;;2)" office:value-type="float" office:value="0.505555555555556" calcext:value-type="float">
            <text:p>0,5055555556</text:p>
          </table:table-cell>
          <table:table-cell table:formula="of:=YEARFRAC(&quot;2008-01-01&quot;; &quot;2008-07-01&quot;;3)" office:value-type="float" office:value="0.498630136986301" calcext:value-type="float">
            <text:p>0,498630137</text:p>
          </table:table-cell>
          <table:table-cell table:formula="of:=YEARFRAC(&quot;2008-01-01&quot;; &quot;2008-07-01&quot;;4)"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YEARFRAC</text:p>
          </table:table-cell>
          <table:table-cell table:number-columns-repeated="2"/>
        </table:table-row>
        <table:table-row table:style-name="ro1">
          <table:table-cell table:formula="of:=ORG.OPENOFFICE.YEARS(DATE(2001;2;15);DATE(2003;1;15);0)" office:value-type="float" office:value="1" calcext:value-type="float">
            <text:p>1</text:p>
          </table:table-cell>
          <table:table-cell table:style-name="Default" table:formula="of:=ORG.OPENOFFICE.YEARS(DATE(2001;2;15);DATE(2003;1;15);1)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office:value-type="string" calcext:value-type="string">
            <text:p>YEAR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te&amp;Time'.A1:'Date&amp;Time'.H2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-00-0000</text:date>, <text:time style:data-style-name="N2" text:time-value="16:12:09.581492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4:58:23.792000000</meta:creation-date>
    <dc:date>2014-10-24T16:13:31.148231393</dc:date>
    <meta:editing-duration>PT2H15M56S</meta:editing-duration>
    <meta:editing-cycles>32</meta:editing-cycles>
    <meta:generator>LibreOfficeDev/4.4.0.0.alpha0$Linux_X86_64 LibreOffice_project/dfc3f5130e479422596f8abef714960bd4d20526</meta:generator>
    <dc:creator>Winfried Donkers</dc:creator>
    <meta:document-statistic meta:table-count="1" meta:cell-count="101" meta:object-count="0"/>
  </office:meta>
</office:document-meta>
</file>